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3a6f4" officeooo:paragraph-rsid="0003a6f4"/>
    </style:style>
    <style:style style:name="P2" style:family="paragraph" style:parent-style-name="Heading_20_1">
      <style:text-properties style:text-underline-style="solid" style:text-underline-width="auto" style:text-underline-color="font-color" officeooo:rsid="000668df" officeooo:paragraph-rsid="000668df"/>
    </style:style>
    <style:style style:name="P3" style:family="paragraph" style:parent-style-name="Heading_20_2">
      <style:text-properties officeooo:paragraph-rsid="000314a9"/>
    </style:style>
    <style:style style:name="P4" style:family="paragraph" style:parent-style-name="Text_20_body">
      <style:text-properties fo:font-style="italic" officeooo:rsid="0006ae54" officeooo:paragraph-rsid="00265ee6" style:font-style-asian="italic" style:font-style-complex="italic"/>
    </style:style>
    <style:style style:name="P5" style:family="paragraph" style:parent-style-name="Text_20_body">
      <style:paragraph-properties fo:margin-top="2cm" fo:margin-bottom="0.25cm" style:contextual-spacing="false"/>
      <style:text-properties officeooo:rsid="00123eda" officeooo:paragraph-rsid="0021adba"/>
    </style:style>
    <style:style style:name="T1" style:family="text">
      <style:text-properties officeooo:rsid="0006b461"/>
    </style:style>
    <style:style style:name="T2" style:family="text">
      <style:text-properties officeooo:rsid="000968f6"/>
    </style:style>
    <style:style style:name="T3" style:family="text">
      <style:text-properties officeooo:rsid="000b0019"/>
    </style:style>
    <style:style style:name="T4" style:family="text">
      <style:text-properties officeooo:rsid="000ff873"/>
    </style:style>
    <style:style style:name="T5" style:family="text">
      <style:text-properties officeooo:rsid="0013b70e"/>
    </style:style>
    <style:style style:name="T6" style:family="text">
      <style:text-properties officeooo:rsid="0014c631"/>
    </style:style>
    <style:style style:name="T7" style:family="text">
      <style:text-properties officeooo:rsid="00160efa"/>
    </style:style>
    <style:style style:name="T8" style:family="text">
      <style:text-properties officeooo:rsid="00173a40"/>
    </style:style>
    <style:style style:name="T9" style:family="text">
      <style:text-properties officeooo:rsid="00184139"/>
    </style:style>
    <style:style style:name="T10" style:family="text">
      <style:text-properties officeooo:rsid="0019a530"/>
    </style:style>
    <style:style style:name="T11" style:family="text">
      <style:text-properties officeooo:rsid="001b179d"/>
    </style:style>
    <style:style style:name="T12" style:family="text">
      <style:text-properties officeooo:rsid="001d98b0"/>
    </style:style>
    <style:style style:name="T13" style:family="text">
      <style:text-properties officeooo:rsid="001e4374"/>
    </style:style>
    <style:style style:name="T14" style:family="text">
      <style:text-properties officeooo:rsid="001ef024"/>
    </style:style>
    <style:style style:name="T15" style:family="text">
      <style:text-properties officeooo:rsid="0021adba"/>
    </style:style>
    <style:style style:name="T16" style:family="text">
      <style:text-properties officeooo:rsid="00235cfb"/>
    </style:style>
    <style:style style:name="T17" style:family="text">
      <style:text-properties fo:font-weight="bold" officeooo:rsid="001b179d" style:font-weight-asian="bold" style:font-weight-complex="bold"/>
    </style:style>
    <style:style style:name="T18" style:family="text">
      <style:text-properties fo:font-weight="bold" officeooo:rsid="0021adba" style:font-weight-asian="bold" style:font-weight-complex="bold"/>
    </style:style>
    <style:style style:name="T19" style:family="text">
      <style:text-properties fo:font-weight="bold" officeooo:rsid="00235cfb" style:font-weight-asian="bold" style:font-weight-complex="bold"/>
    </style:style>
    <style:style style:name="T20" style:family="text">
      <style:text-properties fo:font-size="14pt" officeooo:rsid="001b179d" style:font-size-asian="14pt" style:font-size-complex="14pt"/>
    </style:style>
    <style:style style:name="T21" style:family="text">
      <style:text-properties fo:font-size="14pt" fo:font-weight="bold" officeooo:rsid="001b179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21adba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35cfb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2390b0" style:font-size-asian="14pt" style:font-weight-asian="bold" style:font-size-complex="14pt" style:font-weight-complex="bold"/>
    </style:style>
    <style:style style:name="T25" style:family="text">
      <style:text-properties fo:font-size="14pt" fo:font-weight="normal" officeooo:rsid="001b179d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1adba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2390b0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235cfb" style:font-size-asian="14pt" style:font-weight-asian="normal" style:font-size-complex="14pt" style:font-weight-complex="normal"/>
    </style:style>
    <style:style style:name="T29" style:family="text">
      <style:text-properties officeooo:rsid="002390b0"/>
    </style:style>
    <style:style style:name="T30" style:family="text">
      <style:text-properties officeooo:rsid="00265e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ge d’accueil :</text:h>
      <text:h text:style-name="P3" text:outline-level="2">Nous mettons de l’ordre <text:span text:style-name="T13">dans votr</text:span><text:span text:style-name="T14">e planning</text:span> !</text:h>
      <text:h text:style-name="P2" text:outline-level="1">Descriptif de l’application :</text:h>
      <text:p text:style-name="P4"><text:span text:style-name="T30">(A ne pas mettre sur le site)</text:span><text:span text:style-name="T12"><text:line-break/>(</text:span>Application de gestion de planning. Votre gestionnaire de planning change votre emploi du temps, vous recevez une notification via l’application, vous prévenant de ce changement. <text:span text:style-name="T1">Possibilité d’individualisation du planning pour chaque employés ; ou à l’inverse, de regroupement des employés. </text:span><text:span text:style-name="T2">Possibilité d’introduire un descriptif pour une intervention spécifique. </text:span><text:span text:style-name="T3">Possibilité de créer des évènements ; par exemple, un dîner entre employés, un pot de départ ou autre. </text:span><text:span text:style-name="T4">En bref, une grande liberté d’utilisation de l’application.</text:span><text:span text:style-name="T12">)</text:span></text:p>
      <text:p text:style-name="P5">C’est une application de gestion de planning.<text:line-break/>Grâce à notre service de formation, nous pouvons former un<text:span text:style-name="T5">(e)</text:span> employé<text:span text:style-name="T5">(e)</text:span> dans le but de gérer les planning des employés. <text:span text:style-name="T5">Cet(te) employé(e) peut individualiser le planning pour certains, ou tous les employés de l’entreprise. </text:span><text:span text:style-name="T6">Ou à l’inverse, d</text:span><text:span text:style-name="T7">e créer des groupes.<text:line-break/></text:span><text:span text:style-name="T8">Vous </text:span><text:span text:style-name="T9">seriez capable</text:span><text:span text:style-name="T8"> </text:span><text:span text:style-name="T9">d’</text:span><text:span text:style-name="T8">y introduire des descriptifs ; pour une intervention spécifique par exemple.<text:line-break/>Et</text:span><text:span text:style-name="T9"> vous auriez la possibilité de créer des évènements, comme un dîner entre collègues, un pot de départ, </text:span><text:span text:style-name="T10">ou autre.<text:line-break/><text:line-break/></text:span><text:span text:style-name="T20">En bref :</text:span><text:span text:style-name="T11"><text:line-break/></text:span><text:span text:style-name="T29">=&gt; </text:span><text:span text:style-name="T25">Une prise en main </text:span><text:span text:style-name="T26">et une utilisation</text:span><text:span text:style-name="T25"> facile, </text:span><text:span text:style-name="T26">rapide et efficace.</text:span><text:span text:style-name="T25"><text:line-break/></text:span><text:span text:style-name="T27">=&gt; </text:span><text:span text:style-name="T26">U</text:span><text:span text:style-name="T25">ne grande liberté d’</text:span><text:span text:style-name="T26">usage </text:span><text:span text:style-name="T28">et un nombre infini de possibilité personnalisation </text:span><text:span text:style-name="T25">.<text:line-break/></text:span><text:span text:style-name="T27">=&gt; </text:span><text:span text:style-name="T26">Un outil fi</text:span><text:span text:style-name="T25">able et sécurisé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6T14:11:02.071180037</meta:creation-date>
    <dc:date>2021-10-06T14:55:16.705406519</dc:date>
    <meta:editing-duration>PT44M4S</meta:editing-duration>
    <meta:editing-cycles>33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5" meta:word-count="212" meta:character-count="1366" meta:non-whitespace-character-count="1158"/>
  </office:meta>
</office:document-meta>
</file>